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376b"/>
    </style:style>
    <style:style style:name="P2" style:family="paragraph" style:parent-style-name="Standard">
      <style:text-properties officeooo:paragraph-rsid="001d8e2b"/>
    </style:style>
    <style:style style:name="P3" style:family="paragraph" style:parent-style-name="Standard">
      <style:text-properties officeooo:paragraph-rsid="001f24d2"/>
    </style:style>
    <style:style style:name="P4" style:family="paragraph" style:parent-style-name="Standard">
      <style:text-properties officeooo:paragraph-rsid="0021259c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1c0e0a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222089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23e5de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24dcc5"/>
    </style:style>
    <style:style style:name="T1" style:family="text">
      <style:text-properties officeooo:rsid="001c0e0a"/>
    </style:style>
    <style:style style:name="T2" style:family="text">
      <style:text-properties officeooo:rsid="001c376b"/>
    </style:style>
    <style:style style:name="T3" style:family="text">
      <style:text-properties officeooo:rsid="001d8e2b"/>
    </style:style>
    <style:style style:name="T4" style:family="text">
      <style:text-properties officeooo:rsid="001f24d2"/>
    </style:style>
    <style:style style:name="T5" style:family="text">
      <style:text-properties officeooo:rsid="0021259c"/>
    </style:style>
    <style:style style:name="T6" style:family="text">
      <style:text-properties officeooo:rsid="00222089"/>
    </style:style>
    <style:style style:name="T7" style:family="text">
      <style:text-properties officeooo:rsid="0023e5de"/>
    </style:style>
    <style:style style:name="T8" style:family="text">
      <style:text-properties officeooo:rsid="0024dc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ource_20_Text"><text:span text:style-name="T6">Configuración Docker y Ansible</text:span></text:span></text:p>
      <text:p text:style-name="P7"><text:span text:style-name="Source_20_Text"><text:span text:style-name="T6">Lo primero de todo creamos un contenedor que será la base de datos de MySQL. Utilizamos el siguiente comando para ello:</text:span></text:span></text:p>
      <text:p text:style-name="P7"><text:span text:style-name="Source_20_Text">docker run --name wordpressdb -e MYSQL_ROOT_PASSWORD=password -e MYSQL_DATABASE=wordpress -d mysql:5.7</text:span></text:p>
      <text:p text:style-name="P8"><text:span text:style-name="Source_20_Text"><text:span text:style-name="T7">Con esto creamos un contenedor llamado wordpressdb de pass password con una BD llamada wordpress, lo dejamos detached, y usamos una imagen mysql:5.7 (si no la tenemos, nos la descargará)</text:span></text:span></text:p>
      <text:p text:style-name="P8"><text:span text:style-name="Source_20_Text"><text:span text:style-name="T7">Después, nos descargamos la imagen de wordpress con:</text:span></text:span></text:p>
      <text:p text:style-name="P8"><text:span text:style-name="Source_20_Text"><text:span text:style-name="T7">docker pull wordpress</text:span></text:span></text:p>
      <text:p text:style-name="P9"><text:span text:style-name="Source_20_Text"><text:span text:style-name="T8">Y lanzamos el contendor con el siguiente comando: </text:span></text:span></text:p>
      <text:p text:style-name="P9"><text:span text:style-name="Source_20_Text">docker run -e WORDPRESS_DB_PASSWORD=password -d --name wordpress --link wordpressdb:mysql <text:s/>wordpress</text:span></text:p>
      <text:p text:style-name="P6"><text:span text:style-name="Source_20_Text"><text:span text:style-name="T1">https://www.sitepoint.com/how-to-use-the-official-docker-wordpress-image/</text:span></text:span></text:p>
      <text:p text:style-name="P5"><text:span text:style-name="Source_20_Text">docker run --name wordpressdb -e MYSQL_ROOT_PASSWORD=password -e MYSQL_DATABASE=wordpress -d mysql:5.7</text:span></text:p>
      <text:p text:style-name="P5"><text:span text:style-name="Source_20_Text">docker pull wordpress</text:span></text:p>
      <text:p text:style-name="P5"><text:span text:style-name="Source_20_Text">docker run -e WORDPRESS_DB_PASSWORD=password -d --name wordpress --link wordpressdb:mysql <text:s/>wordpress</text:span></text:p>
      <text:p text:style-name="Standard"><text:span text:style-name="Source_20_Text">docker inspect wordpress</text:span></text:p>
      <text:p text:style-name="Standard"><text:span text:style-name="Source_20_Text"/></text:p>
      <text:p text:style-name="P1"><text:a xlink:type="simple" xlink:href="https://hub.docker.com/_/nginx/" text:style-name="Internet_20_link" text:visited-style-name="Visited_20_Internet_20_Link"><text:span text:style-name="Source_20_Text"><text:span text:style-name="T2">https://hub.docker.com/_/nginx/</text:span></text:span></text:a><text:span text:style-name="Source_20_Text"><text:span text:style-name="T2"> </text:span></text:span></text:p>
      <text:p text:style-name="P1"><text:span text:style-name="Source_20_Text"/></text:p>
      <text:p text:style-name="P2"><text:span text:style-name="Source_20_Text"><text:span text:style-name="T3">ansible</text:span></text:span></text:p>
      <text:p text:style-name="P2"><text:span text:style-name="Source_20_Text"/></text:p>
      <text:p text:style-name="P2"><text:a xlink:type="simple" xlink:href="https://www.digitalocean.com/community/tutorials/how-to-install-and-configure-ansible-on-ubuntu-14-04" text:style-name="Internet_20_link" text:visited-style-name="Visited_20_Internet_20_Link"><text:span text:style-name="Source_20_Text"><text:span text:style-name="T3">https://www.digitalocean.com/community/tutorials/how-to-install-and-configure-ansible-on-ubuntu-14-04</text:span></text:span></text:a><text:span text:style-name="Source_20_Text"><text:span text:style-name="T3"> </text:span></text:span></text:p>
      <text:p text:style-name="P2"><text:span text:style-name="Source_20_Text"/></text:p>
      <text:p text:style-name="P4"><text:a xlink:type="simple" xlink:href="https://serversforhackers.com/an-ansible-tutorial" text:style-name="Internet_20_link" text:visited-style-name="Visited_20_Internet_20_Link"><text:span text:style-name="Source_20_Text"><text:span text:style-name="T5">https://serversforhackers.com/an-ansible-tutorial</text:span></text:span></text:a></text:p>
      <text:p text:style-name="P4"><text:span text:style-name="Source_20_Text"/></text:p>
      <text:p text:style-name="P4"><text:a xlink:type="simple" xlink:href="https://wiredcraft.com/blog/getting-started-with-ansible-in-5-minutes/" text:style-name="Internet_20_link" text:visited-style-name="Visited_20_Internet_20_Link"><text:span text:style-name="Source_20_Text"><text:span text:style-name="T5">https://wiredcraft.com/blog/getting-started-with-ansible-in-5-minutes/</text:span></text:span></text:a><text:span text:style-name="Source_20_Text"><text:span text:style-name="T5"> </text:span></text:span></text:p>
      <text:p text:style-name="P4"><text:span text:style-name="Source_20_Text"/></text:p>
      <text:p text:style-name="P4"><text:span text:style-name="Source_20_Text"/></text:p>
      <text:p text:style-name="P2"><text:span text:style-name="Source_20_Text"/></text:p>
      <text:p text:style-name="P3"><text:span text:style-name="Source_20_Text"><text:span text:style-name="T4">change file /etc/host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2:10:24.591383917</meta:creation-date>
    <dc:date>2016-10-26T18:03:35.158971148</dc:date>
    <meta:editing-duration>PT1H35M44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135" meta:character-count="1263" meta:non-whitespace-character-count="1147"/>
  </office:meta>
</office:document-meta>
</file>